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fruit, seed</text:span><text:span text:style-name="xitem-xitem_definition..before_definition_.en_sense_senses_entry_letData_dicBody">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body</text:span><text:span text:style-name="xitem-xitem_definition..before_definition_.en_sense_senses_entry_letData_dicBody">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true, real</text:span><text:span text:style-name="xitem-xitem_definition..before_definition_.en_sense_senses_entry_letData_dicBody">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crape, to rub off-as of skin</text:span><text:span text:style-name="xitem-xitem_definition..before_definition_.en_sense_senses_entry_letData_dicBody">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remove-as of clothing etc</text:span><text:span text:style-name="xitem-xitem_definition..before_definition_.en_sense_senses_entry_letData_dicBody">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sway about</text:span><text:span text:style-name="xitem-xitem_definition..before_definition_.en_sense_senses_entry_letData_dicBody">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furry, having a furry taste-as betelnut or green bananas</text:span><text:span text:style-name="xitem-xitem_definition..before_definition_.en_sense_senses_entry_letData_dicBody">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hand</text:span><text:span text:style-name="xitem-xitem_definition..before_definition_.en_sense_senses_entry_letData_dicBody">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e forearm as far as the elbow</text:span><text:span text:style-name="xitem-xitem_definition..before_definition_.en_sense_senses_entry_letData_dicBody">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e forefoot of four footed animals</text:span><text:span text:style-name="xitem-xitem_definition..before_definition_.en_sense_senses_entry_letData_dicBody">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span_.tpi_xitem_.en_definition_.en_sense_senses_entry_letData_dicBody">branch, of trees, etc.</text:span><text:span text:style-name="xitem-xitem_definition..before_definition_.en_sense_senses_entry_letData_dicBody">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handle of tools, utensils, etc</text:span><text:span text:style-name="xitem-xitem_definition..before_definition_.en_sense_senses_entry_letData_dicBody">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hin</text:span><text:span text:style-name="xitem-xitem_definition..before_definition_.en_sense_senses_entry_letData_dicBody">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beginning, first</text:span><text:span text:style-name="xitem-xitem_definition..before_definition_.en_sense_senses_entry_letData_dicBody">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edge, corner</text:span><text:span text:style-name="xitem-xitem_definition..before_definition_.en_sense_senses_entry_letData_dicBody">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ounce, ricochet</text:span><text:span text:style-name="xitem-xitem_definition..before_definition_.en_sense_senses_entry_letData_dicBody">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overcome by water or smoke, overwhelm</text:span><text:span text:style-name="xitem-xitem_definition..before_definition_.en_sense_senses_entry_letData_dicBody">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don, put on-of clothes, shoes, etc, insert, poke through</text:span><text:span text:style-name="xitem-xitem_definition..before_definition_.en_sense_senses_entry_letData_dicBody">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tretch out, extend</text:span><text:span text:style-name="xitem-xitem_definition..before_definition_.en_sense_senses_entry_letData_dicBody">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to come empty-handed, without bringing anything</text:span><text:span text:style-name="xitem-xitem_definition..before_definition_.en_sense_senses_entry_letData_dicBody">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yawn</text:span><text:span text:style-name="xitem-xitem_definition..before_definition_.en_sense_senses_entry_letData_dicBody">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decorate, to place or hang things as decorations</text:span><text:span text:style-name="xitem-xitem_definition..before_definition_.en_sense_senses_entry_letData_dicBody">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space wide apart (as in building a fence)</text:span><text:span text:style-name="xitem-xitem_definition..before_definition_.en_sense_senses_entry_letData_dicBody">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o taste, lick, poke out the tongue</text:span><text:span text:style-name="xitem-xitem_definition..before_definition_.en_sense_senses_entry_letData_dicBody">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fall</text:span><text:span text:style-name="xitem-xitem_definition..before_definition_.en_sense_senses_entry_letData_dicBody">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igh, hip, the upper part of the leg where it joins the body</text:span><text:span text:style-name="xitem-xitem_definition..before_definition_.en_sense_senses_entry_letData_dicBody">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lack </text:span><text:span text:style-name="xitem-xitem_definition..before_definition_.en_sense_senses_entry_letData_dicBody"/><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become black</text:span><text:span text:style-name="xitem-xitem_definition..before_definition_.en_sense_senses_entry_letData_dicBody">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to dance without a headdress</text:span><text:span text:style-name="xitem-xitem_definition..before_definition_.en_sense_senses_entry_letData_dicBody">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8T12:33:51</meta:creation-date>
    <dc:creator>Yesu</dc:creator>
    <dc:date>2011-02-18T12:33:51</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6\main"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